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P1" style:family="paragraph" style:parent-style-name="Exalted">
      <style:text-properties fo:font-size="24pt" style:font-size-asian="24pt" style:font-size-complex="24pt"/>
    </style:style>
    <style:style style:name="P2" style:family="paragraph" style:parent-style-name="Exalted">
      <style:paragraph-properties fo:orphans="0" fo:widows="0"/>
    </style:style>
    <style:style style:name="P3"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4" style:family="paragraph" style:parent-style-name="Exalted">
      <style:paragraph-properties fo:margin-top="0in" fo:margin-bottom="0.1in" style:contextual-spacing="false" fo:line-height="100%" fo:text-align="start" style:justify-single-word="false" fo:orphans="2" fo:widows="2" style:writing-mode="lr-tb"/>
    </style:style>
    <style:style style:name="P5" style:family="paragraph" style:parent-style-name="Exalted">
      <style:paragraph-properties fo:margin-top="0in" fo:margin-bottom="0.1in" style:contextual-spacing="false" fo:text-align="end" style:justify-single-word="false"/>
    </style:style>
    <style:style style:name="P6" style:family="paragraph" style:parent-style-name="Exalted">
      <style:paragraph-properties fo:margin-top="0in" fo:margin-bottom="0.1in" style:contextual-spacing="false" fo:orphans="0" fo:widows="0"/>
    </style:style>
    <style:style style:name="P7" style:family="paragraph" style:parent-style-name="Exalted">
      <style:paragraph-properties fo:margin-top="0in" fo:margin-bottom="0.139in" style:contextual-spacing="false" fo:line-height="115%"/>
    </style:style>
    <style:style style:name="P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9" style:family="paragraph" style:parent-style-name="Heading_20_1" style:master-page-name="Standard">
      <style:paragraph-properties fo:margin-top="0.25in" fo:margin-bottom="0in" style:contextual-spacing="false" fo:line-height="100%" fo:text-align="center" style:justify-single-word="false" style:page-number="auto"/>
    </style:style>
    <style:style style:name="P10" style:family="paragraph" style:parent-style-name="Heading_20_2">
      <style:paragraph-properties fo:margin-top="0.25in" fo:margin-bottom="0in" style:contextual-spacing="false" fo:line-height="100%"/>
    </style:style>
    <style:style style:name="P11" style:family="paragraph" style:parent-style-name="Heading_20_2">
      <style:paragraph-properties fo:margin-top="0.139in" fo:margin-bottom="0in" style:contextual-spacing="false" fo:line-height="100%"/>
    </style:style>
    <style:style style:name="T1" style:family="text">
      <style:text-properties fo:font-size="24pt" style:font-size-asian="24pt" style:font-size-complex="24pt"/>
    </style:style>
    <style:style style:name="T2" style:family="text">
      <style:text-properties fo:color="#1c4587" loext:opacity="100%" fo:font-size="16pt" style:font-size-asian="16pt" style:font-size-complex="16pt"/>
    </style:style>
    <style:style style:name="T3" style:family="text">
      <style:text-properties style:font-name="Sorts Mill Goudy" style:font-name-asian="Sorts Mill Goudy1" style:font-name-complex="Sorts Mill Goudy1"/>
    </style:style>
    <style:style style:name="T4" style:family="text">
      <style:text-properties style:font-name="Sorts Mill Goudy" fo:font-weight="bold" style:font-name-asian="Sorts Mill Goudy1" style:font-weight-asian="bold" style:font-name-complex="Sorts Mill Goudy1"/>
    </style:style>
    <style:style style:name="T5" style:family="text">
      <style:text-properties fo:color="#980000" loext:opacity="100%" style:font-name="Modern Antiqua" fo:font-weight="bold" style:font-name-asian="Modern Antiqua1" style:font-weight-asian="bold" style:font-name-complex="Modern Antiqua1"/>
    </style:style>
    <style:style style:name="T6" style:family="text">
      <style:text-properties fo:font-weight="bold" style:font-weight-asian="bold"/>
    </style:style>
    <style:style style:name="T7" style:family="text">
      <style:text-properties fo:font-size="14pt" style:font-size-asian="14pt" style:font-size-complex="14pt"/>
    </style:style>
    <style:style style:name="T8"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Antagonists</text:span></text:h>
      <text:p text:style-name="P1"/>
      <text:section text:style-name="Sect1" text:name="TextSection">
        <text:h text:style-name="P10" text:outline-level="2"><text:span text:style-name="T2">Lesser Foes and Groups</text:span></text:h>
        <text:p text:style-name="P7"><text:span text:style-name="T3">Lesser Foes are those that have no chance at harming their antagonists, and instead will use their actions to </text:span><text:span text:style-name="T4">Support</text:span><text:span text:style-name="T3"> a Greater Foe. During their action, they may instead give ½ their Attack Pool in Impulse to their Ally.</text:span></text:p>
        <text:p text:style-name="P7"><text:span text:style-name="T3">Lesser Foes may be </text:span><text:span text:style-name="T4">Grouped</text:span><text:span text:style-name="T3"> together. For each increase in </text:span><text:span text:style-name="T4">Magnitude</text:span><text:span text:style-name="T3">, they gain 5 Endurance and 2 to their Attack Pool.</text:span></text:p>
        <text:p text:style-name="P7"><text:span text:style-name="T4">Mortals </text:span><text:span text:style-name="T3">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3">Antagonists are not Player characters</text:p>
              <text:p text:style-name="P2">[[ Don’t build them like they are.</text:p>
              <text:p text:style-name="P2">Dragonbloods tend to be Essence 1-2. </text:p>
              <text:p text:style-name="P6">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h text:style-name="P11" text:outline-level="2">Spirits</text:h>
        <text:h text:style-name="Heading_20_3" text:outline-level="3"><text:span text:style-name="T7">Fogshark</text:span></text:h>
        <text:p text:style-name="Exalted"><text:span text:style-name="T6">Endurance<text:tab/></text:span>15<text:line-break/><text:span text:style-name="T6">DV</text:span><text:tab/>4<text:line-break/>Evasion <text:s/>4<text:line-break/>Soak<text:tab/>3<text:line-break/>Attack Pool <text:s/>8<text:line-break/>Base Damage 4</text:p>
        <text:p text:style-name="Exalted"><text:span text:style-name="T6">Sensing</text:span>: 6<text:line-break/><text:span text:style-name="T6">Stealth: </text:span>8<text:line-break/></text:p>
        <text:p text:style-name="Exalted">Fogsharks are creatures that live between the Spirit and Waking world, and may only be found where the veil between the worlds is thin, particularly in respect to the element of Water.</text:p>
        <text:p text:style-name="Exalted">They swarm in the skies, dragging their fog and mists with them--a fogshark attack can not occur in any bright-lit or otherwise illuminated area.</text:p>
        <text:p text:style-name="Exalted"><text:span text:style-name="T6">Tactics</text:span></text:p>
        <text:p text:style-name="Exalted">Fogsharks are ambush predators, almost always moving in small groups or packs. Typically there will be a Prime shark to act as a Major Foe, swarmed with a pack of Lesser Foes.</text:p>
        <text:p text:style-name="Exalted">The sharks will ambush characters in seeming moments of physical weakness, particularly any who is bleeding. They will perform a grapple maneuver, and then single-mindedly attack their target until forced off.</text:p>
        <text:p text:style-name="Exalted">If forced off their target, or by missing their grapple, they will attempt to retreat to the mists to await their next attack.</text:p>
        <text:p text:style-name="Exalted">Being mindless beasts, they <text:span text:style-name="T8">cannot be reasoned with</text:span>.</text:p>
        <text:p text:style-name="Exalted"><text:span text:style-name="T6">Abilities</text:span></text:p>
        <text:p text:style-name="Exalted"><text:span text:style-name="T6">Blood in the Water<text:line-break/></text:span>The Fogshark gains +3 on any roll to percieve or track characters that are bleeding.</text:p>
        <text:p text:style-name="Exalted"><text:span text:style-name="T6">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Exalted">Fogsharks may sense through the fog without penalty.</text:p>
        <text:p text:style-name="Exalted"><text:span text:style-name="T6">Dissolve into the Fog</text:span><text:line-break/>As a Gathering Action, the Fogshark may return to the supernatural mist. They may only do so once every three actions, and cannot reemerge from the Fogs for at least one action after entering them.</text:p>
        <text:h text:style-name="P11" text:outline-level="2">Demons</text:h>
        <text:h text:style-name="Heading_20_3" text:outline-level="3"><text:span text:style-name="T7">Blood Ape</text:span></text:h>
        <text:p text:style-name="Exalted"><text:span text:style-name="T6">Endurance<text:tab/></text:span>20</text:p>
        <text:p text:style-name="Exalted"><text:span text:style-name="T6">Initiative </text:span>3<text:line-break/><text:span text:style-name="T6">DV</text:span><text:tab/>5<text:line-break/>Evasion <text:s/>3<text:line-break/>Soak<text:tab/>5<text:line-break/>Attack Pool <text:s/>8<text:line-break/>Base Damage 4</text:p>
        <text:p text:style-name="Exalted"><text:span text:style-name="T6">Sensing</text:span>: 3<text:line-break/><text:span text:style-name="T6">Stealth: </text:span>1<text:line-break/><text:span text:style-name="T6">Guile:</text:span> 0<text:line-break/><text:span text:style-name="T6">Resolve: </text:span>3</text:p>
      </text:section>
      <text:section text:style-name="Sect2" text:name="Section1">
        <text:p text:style-name="P8"><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51:05</dc:date>
    <meta:editing-cycles>2</meta:editing-cycles>
    <dc:title>Antagonists</dc:title>
    <meta:editing-duration>P0D</meta:editing-duration>
    <meta:generator>LibreOffice/7.0.2.2$Windows_X86_64 LibreOffice_project/8349ace3c3162073abd90d81fd06dcfb6b36b994</meta:generator>
    <meta:document-statistic meta:table-count="1" meta:image-count="0" meta:object-count="0" meta:page-count="1" meta:paragraph-count="33" meta:word-count="470" meta:character-count="2691" meta:non-whitespace-character-count="2240"/>
  </office:meta>
</office:document-meta>
</file>